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3.1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9cm" fo:min-width="2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5.7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4.3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9cm" fo:min-width="3.5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8cm" fo:min-width="5.793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3.7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5cm" fo:min-width="3.7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2.6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2.5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6.09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57cm" svg:height="4.051cm" svg:x="18.795cm" svg:y="6.2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4.657cm" svg:height="4.051cm" svg:x="11.084cm" svg:y="6.2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4.657cm" svg:height="4.051cm" svg:x="3.156cm" svg:y="6.2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" draw:text-style-name="P2" draw:layer="layout" svg:width="4.215cm" svg:height="0.839cm" svg:x="3.64cm" svg:y="7.487cm">
          <draw:text-box>
            <text:p><text:span text:style-name="T1">Wait for input</text:span></text:p>
          </draw:text-box>
        </draw:frame>
        <draw:frame draw:style-name="gr3" draw:text-style-name="P3" draw:layer="layout" svg:width="3.88cm" svg:height="0.683cm" svg:x="3.773cm" svg:y="8.841cm">
          <draw:text-box>
            <text:p><text:span text:style-name="T2">Do / get character</text:span></text:p>
          </draw:text-box>
        </draw:frame>
        <draw:line draw:style-name="gr4" draw:text-style-name="P1" draw:layer="layout" svg:x1="6.775cm" svg:y1="10.017cm" svg:x2="12.938cm" svg:y2="15.224cm">
          <text:p/>
        </draw:line>
        <draw:line draw:style-name="gr5" draw:text-style-name="P1" draw:layer="layout" svg:x1="1.2cm" svg:y1="8.258cm" svg:x2="3.17cm" svg:y2="8.258cm">
          <text:p/>
        </draw:line>
        <draw:line draw:style-name="gr6" draw:text-style-name="P1" draw:layer="layout" svg:x1="7.813cm" svg:y1="8.258cm" svg:x2="10.987cm" svg:y2="8.258cm">
          <text:p/>
        </draw:line>
        <draw:frame draw:style-name="gr7" draw:text-style-name="P4" draw:layer="layout" svg:width="4.284cm" svg:height="1.039cm" svg:x="4.463cm" svg:y="11.645cm">
          <draw:text-box>
            <text:p><text:span text:style-name="T3">Character if not a digit / fill in record</text:span></text:p>
          </draw:text-box>
        </draw:frame>
        <draw:frame draw:style-name="gr8" draw:text-style-name="P2" draw:layer="layout" svg:width="5.607cm" svg:height="0.839cm" svg:x="11.019cm" svg:y="7.487cm">
          <draw:text-box>
            <text:p><text:span text:style-name="T1">Second Character</text:span></text:p>
          </draw:text-box>
        </draw:frame>
        <draw:frame draw:style-name="gr9" draw:text-style-name="P3" draw:layer="layout" svg:width="4.659cm" svg:height="0.683cm" svg:x="11.343cm" svg:y="8.841cm">
          <draw:text-box>
            <text:p><text:span text:style-name="T2">Do / get character two</text:span></text:p>
          </draw:text-box>
        </draw:frame>
        <draw:line draw:style-name="gr4" draw:text-style-name="P1" draw:layer="layout" svg:x1="13.366cm" svg:y1="10.461cm" svg:x2="13.366cm" svg:y2="14.866cm">
          <text:p/>
        </draw:line>
        <draw:line draw:style-name="gr6" draw:text-style-name="P1" draw:layer="layout" svg:x1="15.835cm" svg:y1="8.258cm" svg:x2="18.653cm" svg:y2="8.239cm">
          <text:p/>
        </draw:line>
        <draw:frame draw:style-name="gr10" draw:text-style-name="P4" draw:layer="layout" svg:width="4.191cm" svg:height="1.039cm" svg:x="13.319cm" svg:y="10.398cm">
          <draw:text-box>
            <text:p><text:span text:style-name="T3">Character if not a digit / fill in record</text:span></text:p>
          </draw:text-box>
        </draw:frame>
        <draw:custom-shape draw:style-name="gr11" draw:text-style-name="P1" draw:layer="layout" svg:width="0.876cm" svg:height="0.858cm" svg:x="12.909cm" svg:y="14.9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" draw:layer="layout" svg:width="0.438cm" svg:height="0.441cm" svg:x="13.128cm" svg:y="15.17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3" draw:text-style-name="P2" draw:layer="layout" svg:width="4.905cm" svg:height="0.839cm" svg:x="19.034cm" svg:y="7.504cm">
          <draw:text-box>
            <text:p><text:span text:style-name="T1">Third Character</text:span></text:p>
          </draw:text-box>
        </draw:frame>
        <draw:frame draw:style-name="gr14" draw:text-style-name="P3" draw:layer="layout" svg:width="4.968cm" svg:height="0.795cm" svg:x="18.833cm" svg:y="8.841cm">
          <draw:text-box>
            <text:p><text:span text:style-name="T2">Do / get character three</text:span></text:p>
          </draw:text-box>
        </draw:frame>
        <draw:line draw:style-name="gr4" draw:text-style-name="P1" draw:layer="layout" svg:x1="19.863cm" svg:y1="10.077cm" svg:x2="13.827cm" svg:y2="15.097cm">
          <text:p/>
        </draw:line>
        <draw:frame draw:style-name="gr15" draw:text-style-name="P4" draw:layer="layout" svg:width="3.618cm" svg:height="0.645cm" svg:x="7.697cm" svg:y="7.317cm">
          <draw:text-box>
            <text:p><text:span text:style-name="T3">Char. One is a digit</text:span></text:p>
          </draw:text-box>
        </draw:frame>
        <draw:frame draw:style-name="gr16" draw:text-style-name="P4" draw:layer="layout" svg:width="3.588cm" svg:height="0.645cm" svg:x="15.478cm" svg:y="7.35cm">
          <draw:text-box>
            <text:p><text:span text:style-name="T3">Char. Two is a digit</text:span></text:p>
          </draw:text-box>
        </draw:frame>
        <draw:frame draw:style-name="gr17" draw:layer="layout" svg:width="7.652cm" svg:height="0.962cm" svg:x="1.794cm" svg:y="3.413cm">
          <draw:text-box>
            <text:p>Command State Diagram</text:p>
          </draw:text-box>
        </draw:frame>
        <draw:frame draw:style-name="gr10" draw:text-style-name="P4" draw:layer="layout" svg:width="2.633cm" svg:height="0.645cm" svg:x="17.671cm" svg:y="12.049cm">
          <draw:text-box>
            <text:p><text:span text:style-name="T3">fill in reco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yth Ryan</meta:initial-creator>
    <meta:creation-date>2014-03-07T09:23:45</meta:creation-date>
    <dc:date>2014-03-31T15:20:30</dc:date>
    <dc:creator>Nigel Ploof</dc:creator>
    <meta:editing-duration>PT27M22S</meta:editing-duration>
    <meta:editing-cycles>4</meta:editing-cycles>
    <meta:generator>LibreOffice/3.4$Linux LibreOffice_project/340m1$Build-502</meta:generator>
    <meta:document-statistic meta:object-count="23"/>
  </office:meta>
</office:document-meta>
</file>